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2d79" officeooo:paragraph-rsid="00112d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1:22:11.802603140</meta:creation-date>
    <dc:date>2020-03-03T21:22:39.054487341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